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ntralized networks</text:p>
              </text:list-item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itTorrent</text:p>
              </text:list-item>
              <text:list-item>
                <text:p>No central servers</text:p>
              </text:list-item>
              <text:list-item>
                <text:p>No central authority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ach peer has an internal model of global state at any given time</text:p>
              </text:list-item>
              <text:list-item>
                <text:p>Difficult to do in a highly concurrent environment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f-driving cars</text:p>
              </text:list-item>
              <text:list-item>
                <text:p>Flying drone swarms</text:p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, 'Times New Roman'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4T14:14:19.576326431</dc:date>
    <meta:editing-duration>PT1H46M53S</meta:editing-duration>
    <meta:editing-cycles>8</meta:editing-cycles>
    <meta:generator>LibreOffice/4.2.6.3$Linux_X86_64 LibreOffice_project/420m0$Build-3</meta:generator>
    <meta:document-statistic meta:object-count="45"/>
  </office:meta>
</office:document-meta>
</file>